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margin-top="0.2236in" fo:margin-bottom="0.2236in"/>
    </style:style>
    <style:style style:name="T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P3" style:parent-style-name="Título2" style:family="paragraph">
      <style:paragraph-properties fo:margin-top="0.2076in" fo:margin-bottom="0.2076in"/>
    </style:style>
    <style:style style:name="T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5" style:parent-style-name="Título2" style:family="paragraph">
      <style:paragraph-properties fo:margin-top="0.2076in" fo:margin-bottom="0.2076in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7" style:parent-style-name="Título2" style:family="paragraph">
      <style:paragraph-properties fo:margin-top="0.2076in" fo:margin-bottom="0.2076in"/>
    </style:style>
    <style:style style:name="T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9" style:parent-style-name="Normal" style:family="paragraph">
      <style:paragraph-properties fo:margin-top="0.1666in" fo:margin-bottom="0.1666in"/>
    </style:style>
    <style:style style:name="T10" style:parent-style-name="Fonteparág.padrão" style:family="text">
      <style:text-properties style:font-name="Arial" style:font-name-asian="Arial" style:font-name-complex="Arial"/>
    </style:style>
    <style:style style:name="P11" style:parent-style-name="Título2" style:family="paragraph">
      <style:paragraph-properties fo:margin-top="0.2076in" fo:margin-bottom="0.2076in"/>
    </style:style>
    <style:style style:name="T1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margin-top="0.1666in" fo:margin-bottom="0.1666in"/>
    </style:style>
    <style:style style:name="T14" style:parent-style-name="Fonteparág.padrão" style:family="text">
      <style:text-properties style:font-name="Arial" style:font-name-asian="Arial" style:font-name-complex="Arial"/>
    </style:style>
    <style:style style:name="P1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7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8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9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0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1" style:parent-style-name="Título2" style:family="paragraph">
      <style:paragraph-properties fo:margin-top="0.2076in" fo:margin-bottom="0.2076in"/>
    </style:style>
    <style:style style:name="T2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23" style:parent-style-name="Normal" style:family="paragraph">
      <style:paragraph-properties fo:margin-top="0.1666in" fo:margin-bottom="0.1666in"/>
    </style:style>
    <style:style style:name="T24" style:parent-style-name="Fonteparág.padrão" style:family="text">
      <style:text-properties style:font-name="Arial" style:font-name-asian="Arial" style:font-name-complex="Arial"/>
    </style:style>
    <style:style style:name="P2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7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8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9" style:parent-style-name="Título2" style:family="paragraph">
      <style:paragraph-properties fo:margin-top="0.2076in" fo:margin-bottom="0.2076in"/>
    </style:style>
    <style:style style:name="T3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31" style:parent-style-name="Normal" style:family="paragraph">
      <style:paragraph-properties fo:margin-top="0.1666in" fo:margin-bottom="0.1666in"/>
    </style:style>
    <style:style style:name="T32" style:parent-style-name="Fonteparág.padrão" style:family="text">
      <style:text-properties style:font-name="Arial" style:font-name-asian="Arial" style:font-name-complex="Arial"/>
    </style:style>
    <style:style style:name="P3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34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3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3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37" style:parent-style-name="Título2" style:family="paragraph">
      <style:paragraph-properties fo:margin-top="0.2076in" fo:margin-bottom="0.2076in"/>
    </style:style>
    <style:style style:name="T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39" style:parent-style-name="Normal" style:family="paragraph">
      <style:paragraph-properties fo:margin-top="0.1666in" fo:margin-bottom="0.1666in"/>
    </style:style>
    <style:style style:name="T40" style:parent-style-name="Fonteparág.padrão" style:family="text">
      <style:text-properties style:font-name="Arial" style:font-name-asian="Arial" style:font-name-complex="Arial"/>
    </style:style>
    <style:style style:name="P41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4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7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8" style:parent-style-name="Título2" style:family="paragraph">
      <style:paragraph-properties fo:margin-top="0.2076in" fo:margin-bottom="0.2076in"/>
    </style:style>
    <style:style style:name="T4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50" style:parent-style-name="Normal" style:family="paragraph">
      <style:paragraph-properties fo:margin-top="0.1666in" fo:margin-bottom="0.1666in"/>
    </style:style>
    <style:style style:name="T51" style:parent-style-name="Fonteparág.padrão" style:family="text">
      <style:text-properties style:font-name="Arial" style:font-name-asian="Arial" style:font-name-complex="Arial"/>
    </style:style>
    <style:style style:name="P5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5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54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5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56" style:parent-style-name="Título2" style:family="paragraph">
      <style:paragraph-properties fo:margin-top="0.2076in" fo:margin-bottom="0.2076in"/>
    </style:style>
    <style:style style:name="T5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58" style:parent-style-name="Normal" style:family="paragraph">
      <style:paragraph-properties fo:margin-top="0.1666in" fo:margin-bottom="0.1666in"/>
    </style:style>
    <style:style style:name="T59" style:parent-style-name="Fonteparág.padrão" style:family="text">
      <style:text-properties style:font-name="Arial" style:font-name-asian="Arial" style:font-name-complex="Arial"/>
    </style:style>
    <style:style style:name="P60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1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4" style:parent-style-name="Título2" style:family="paragraph">
      <style:paragraph-properties fo:margin-top="0.2076in" fo:margin-bottom="0.2076in"/>
    </style:style>
    <style:style style:name="T6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66" style:parent-style-name="Normal" style:family="paragraph">
      <style:paragraph-properties fo:margin-top="0.1666in" fo:margin-bottom="0.1666in"/>
    </style:style>
    <style:style style:name="T67" style:parent-style-name="Fonteparág.padrão" style:family="text">
      <style:text-properties style:font-name="Arial" style:font-name-asian="Arial" style:font-name-complex="Arial"/>
    </style:style>
    <style:style style:name="P68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9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0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1" style:parent-style-name="Título2" style:family="paragraph">
      <style:paragraph-properties fo:margin-top="0.2076in" fo:margin-bottom="0.2076in"/>
    </style:style>
    <style:style style:name="T7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7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4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7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8" style:parent-style-name="Título2" style:family="paragraph">
      <style:paragraph-properties fo:margin-top="0.2076in" fo:margin-bottom="0.2076in"/>
    </style:style>
    <style:style style:name="T7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80" style:parent-style-name="Normal" style:family="paragraph">
      <style:paragraph-properties fo:margin-top="0.1666in" fo:margin-bottom="0.1666in"/>
    </style:style>
    <style:style style:name="T81" style:parent-style-name="Fonteparág.padrão" style:family="text">
      <style:text-properties style:font-name="Arial" style:font-name-asian="Arial" style:font-name-complex="Arial"/>
    </style:style>
    <style:style style:name="P8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4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7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8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9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</office:automatic-styles>
  <office:body>
    <office:text text:use-soft-page-breaks="true">
      <text:h text:style-name="P1" text:outline-level="1"><text:span text:style-name="T2">REQUISITOS DA PROFESSORA THAYSE</text:span></text:h>
      <text:h text:style-name="P3" text:outline-level="2"><text:span text:style-name="T4">Projeto: GlicNutri</text:span></text:h>
      <text:h text:style-name="P5" text:outline-level="2"><text:span text:style-name="T6">Tema: Aplicação de Machine Learning no Sistema</text:span></text:h>
      <text:p text:style-name="Normal"/>
      <text:h text:style-name="P7" text:outline-level="2"><text:span text:style-name="T8">1. Objetivo Geral</text:span></text:h>
      <text:p text:style-name="P9"><text:span text:style-name="T10">Desenvolver um módulo de Machine Learning integrado ao sistema GlicNutri, capaz de processar dados, treinar modelos preditivos e fornecer previsões por meio de uma API.</text:span></text:p>
      <text:p text:style-name="Normal"/>
      <text:h text:style-name="P11" text:outline-level="2"><text:span text:style-name="T12">2. Pipeline de Dados</text:span></text:h>
      <text:p text:style-name="P13"><text:span text:style-name="T14">O sistema deve permitir:</text:span></text:p>
      <text:list text:style-name="LFO9" text:continue-numbering="true">
        <text:list-item>
          <text:p text:style-name="P15">Importação de datasets (CSV ou fontes externas)</text:p>
        </text:list-item>
        <text:list-item>
          <text:p text:style-name="P16">Identificação automática de colunas e tipos de dados</text:p>
        </text:list-item>
        <text:list-item>
          <text:p text:style-name="P17">Validação da integridade dos dados</text:p>
        </text:list-item>
        <text:list-item>
          <text:p text:style-name="P18">Tratamento de valores faltantes</text:p>
        </text:list-item>
        <text:list-item>
          <text:p text:style-name="P19">Transformação de variáveis categóricas em numéricas</text:p>
        </text:list-item>
        <text:list-item>
          <text:p text:style-name="P20">Normalização ou padronização dos dados</text:p>
        </text:list-item>
      </text:list>
      <text:p text:style-name="Normal"/>
      <text:h text:style-name="P21" text:outline-level="2"><text:span text:style-name="T22">3. Análise Exploratória de Dados (EDA)</text:span></text:h>
      <text:p text:style-name="P23"><text:span text:style-name="T24">O sistema deve apresentar:</text:span></text:p>
      <text:list text:style-name="LFO8" text:continue-numbering="true">
        <text:list-item>
          <text:p text:style-name="P25">Histogramas das variáveis</text:p>
        </text:list-item>
        <text:list-item>
          <text:p text:style-name="P26">Boxplots para identificação de outliers</text:p>
        </text:list-item>
        <text:list-item>
          <text:p text:style-name="P27">Matriz de correlação (heatmap)</text:p>
        </text:list-item>
        <text:list-item>
          <text:p text:style-name="P28">Justificativa técnica das variáveis escolhidas</text:p>
        </text:list-item>
      </text:list>
      <text:p text:style-name="Normal"/>
      <text:h text:style-name="P29" text:outline-level="2"><text:span text:style-name="T30">4. Treinamento do Modelo</text:span></text:h>
      <text:p text:style-name="P31"><text:span text:style-name="T32">O sistema deve implementar:</text:span></text:p>
      <text:list text:style-name="LFO7" text:continue-numbering="true">
        <text:list-item>
          <text:p text:style-name="P33">Separação entre variáveis independentes (X) e dependente (y)</text:p>
        </text:list-item>
        <text:list-item>
          <text:p text:style-name="P34">Divisão dos dados em treino e teste (80/20)</text:p>
        </text:list-item>
        <text:list-item>
          <text:p text:style-name="P35">Treinamento de modelo de Machine Learning</text:p>
        </text:list-item>
        <text:list-item>
          <text:p text:style-name="P36">Geração de previsões</text:p>
        </text:list-item>
      </text:list>
      <text:p text:style-name="Normal"/>
      <text:h text:style-name="P37" text:outline-level="2"><text:span text:style-name="T38">5. Avaliação do Modelo</text:span></text:h>
      <text:p text:style-name="P39"><text:span text:style-name="T40">Devem ser apresentadas métricas como:</text:span></text:p>
      <text:list text:style-name="LFO6" text:continue-numbering="true">
        <text:list-item>
          <text:p text:style-name="P41">Acurácia</text:p>
        </text:list-item>
        <text:list-item>
          <text:p text:style-name="P42">Precisão</text:p>
        </text:list-item>
        <text:list-item>
          <text:p text:style-name="P43">Recall</text:p>
        </text:list-item>
        <text:list-item>
          <text:p text:style-name="P44">F1-Score</text:p>
        </text:list-item>
        <text:list-item>
          <text:p text:style-name="P45">MSE, RMSE, R² (se regressão)</text:p>
        </text:list-item>
        <text:list-item>
          <text:p text:style-name="P46">Matriz de confusão</text:p>
        </text:list-item>
        <text:list-item>
          <text:p text:style-name="P47">Curvas ROC (quando aplicável)</text:p>
        </text:list-item>
      </text:list>
      <text:p text:style-name="Normal"/>
      <text:h text:style-name="P48" text:outline-level="2"><text:span text:style-name="T49">6. Persistência do Modelo</text:span></text:h>
      <text:p text:style-name="P50"><text:span text:style-name="T51">O sistema deve:</text:span></text:p>
      <text:list text:style-name="LFO5" text:continue-numbering="true">
        <text:list-item>
          <text:p text:style-name="P52">Salvar o modelo treinado (.pkl)</text:p>
        </text:list-item>
        <text:list-item>
          <text:p text:style-name="P53">Salvar o scaler utilizado</text:p>
        </text:list-item>
        <text:list-item>
          <text:p text:style-name="P54">Salvar lista de features</text:p>
        </text:list-item>
        <text:list-item>
          <text:p text:style-name="P55">Permitir reutilização do modelo sem retreinamento</text:p>
        </text:list-item>
      </text:list>
      <text:p text:style-name="Normal"/>
      <text:h text:style-name="P56" text:outline-level="2"><text:span text:style-name="T57">7. API de Integração</text:span></text:h>
      <text:p text:style-name="P58"><text:span text:style-name="T59">O sistema deve disponibilizar:</text:span></text:p>
      <text:list text:style-name="LFO4" text:continue-numbering="true">
        <text:list-item>
          <text:p text:style-name="P60">API REST em Flask ou FastAPI</text:p>
        </text:list-item>
        <text:list-item>
          <text:p text:style-name="P61">Endpoint principal: /predict</text:p>
        </text:list-item>
        <text:list-item>
          <text:p text:style-name="P62">Entrada de dados via JSON</text:p>
        </text:list-item>
        <text:list-item>
          <text:p text:style-name="P63">Retorno com predição e probabilidade</text:p>
        </text:list-item>
      </text:list>
      <text:p text:style-name="Normal"/>
      <text:h text:style-name="P64" text:outline-level="2"><text:span text:style-name="T65">8. Estrutura do Projeto</text:span></text:h>
      <text:p text:style-name="P66"><text:span text:style-name="T67">O código deve ser organizado com:</text:span></text:p>
      <text:list text:style-name="LFO3" text:continue-numbering="true">
        <text:list-item>
          <text:p text:style-name="P68">Separação de responsabilidades</text:p>
        </text:list-item>
        <text:list-item>
          <text:p text:style-name="P69">Modularização (data, ML, API, persistência)</text:p>
        </text:list-item>
        <text:list-item>
          <text:p text:style-name="P70">Código reutilizável e estruturado</text:p>
        </text:list-item>
      </text:list>
      <text:p text:style-name="Normal"/>
      <text:h text:style-name="P71" text:outline-level="2"><text:span text:style-name="T72">9. Entregáveis</text:span></text:h>
      <text:list text:style-name="LFO2" text:continue-numbering="true">
        <text:list-item>
          <text:p text:style-name="P73">Código Python funcional</text:p>
        </text:list-item>
        <text:list-item>
          <text:p text:style-name="P74">API executando</text:p>
        </text:list-item>
        <text:list-item>
          <text:p text:style-name="P75">Dataset utilizado</text:p>
        </text:list-item>
        <text:list-item>
          <text:p text:style-name="P76">Arquivos modelo.pkl e scaler.pkl</text:p>
        </text:list-item>
        <text:list-item>
          <text:p text:style-name="P77">Demonstração prática do funcionamento</text:p>
        </text:list-item>
      </text:list>
      <text:p text:style-name="Normal"/>
      <text:h text:style-name="P78" text:outline-level="2"><text:span text:style-name="T79">10. Critérios de Avaliação</text:span></text:h>
      <text:p text:style-name="P80"><text:span text:style-name="T81">A apresentação deve demonstrar:</text:span></text:p>
      <text:list text:style-name="LFO1" text:continue-numbering="true">
        <text:list-item>
          <text:p text:style-name="P82">Problema abordado</text:p>
        </text:list-item>
        <text:list-item>
          <text:p text:style-name="P83">Dataset utilizado</text:p>
        </text:list-item>
        <text:list-item>
          <text:p text:style-name="P84">Pipeline de Machine Learning</text:p>
        </text:list-item>
        <text:list-item>
          <text:p text:style-name="P85">Análise exploratória</text:p>
        </text:list-item>
        <text:list-item>
          <text:p text:style-name="P86">Modelo treinado</text:p>
        </text:list-item>
        <text:list-item>
          <text:p text:style-name="P87">Métricas obtidas</text:p>
        </text:list-item>
        <text:list-item>
          <text:p text:style-name="P88">Integração com o sistema</text:p>
        </text:list-item>
        <text:list-item>
          <text:p text:style-name="P89">Justificativa técnica das decisõ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nando Dos Santos</meta:initial-creator>
    <dc:creator>Fernando Dos Santos</dc:creator>
    <meta:creation-date>2026-04-23T19:54:00Z</meta:creation-date>
    <dc:date>2026-04-23T19:54:00Z</dc:date>
    <meta:template xlink:href="Normal.dotm" xlink:type="simple"/>
    <meta:editing-cycles>1</meta:editing-cycles>
    <meta:editing-duration>PT0S</meta:editing-duration>
    <meta:document-statistic meta:page-count="1" meta:paragraph-count="4" meta:word-count="328" meta:character-count="2097" meta:row-count="14" meta:non-whitespace-character-count="1773"/>
  </office:meta>
</office:document-meta>
</file>